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457cm" svg:height="1.128cm" svg:x="8.812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457cm" svg:height="1.41cm" svg:x="8.812cm" svg:y="12.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3cm" svg:height="3cm" svg:x="7.236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0.54cm" svg:y1="3.628cm" svg:x2="8.735cm" svg:y2="8cm" draw:start-shape="id1" draw:start-glue-point="2" draw:end-shape="id2" draw:end-glue-point="4" svg:d="m10540 3628-1805 4372">
          <text:p/>
        </draw:connector>
        <draw:connector draw:style-name="gr3" draw:text-style-name="P1" draw:layer="layout" draw:type="line" svg:x1="8.735cm" svg:y1="11cm" svg:x2="10.54cm" svg:y2="12.09cm" draw:start-shape="id2" draw:start-glue-point="8" draw:end-shape="id3" draw:end-glue-point="0" svg:d="m8735 11000 1805 1090">
          <text:p/>
        </draw:connector>
        <draw:frame draw:style-name="gr4" draw:layer="layout" svg:width="4.999cm" svg:height="4.998cm" svg:x="4.5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id="id4" draw:layer="layout" svg:width="3cm" svg:height="3cm" svg:x="10.736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0.54cm" svg:y1="3.628cm" svg:x2="12.235cm" svg:y2="8cm" draw:start-shape="id1" draw:start-glue-point="2" draw:end-shape="id4" draw:end-glue-point="4" svg:d="m10540 3628 1695 4372">
          <text:p/>
        </draw:connector>
        <draw:connector draw:style-name="gr3" draw:text-style-name="P1" draw:layer="layout" draw:type="line" svg:x1="12.235cm" svg:y1="11cm" svg:x2="10.54cm" svg:y2="12.09cm" draw:start-shape="id4" draw:start-glue-point="8" draw:end-shape="id3" draw:end-glue-point="0" svg:d="m12235 11000-1695 1090">
          <text:p/>
        </draw:connector>
        <draw:frame draw:style-name="gr4" draw:layer="layout" svg:width="4.999cm" svg:height="4.991cm" svg:x="11.736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4.998cm" svg:height="4.998cm" svg:x="7.5cm" svg:y="9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4.998cm" svg:height="4.991cm" svg:x="11.236cm" svg:y="9.4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4.998cm" svg:height="4.991cm" svg:x="9.43cm" svg:y="2.92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4.998cm" svg:height="4.991cm" svg:x="9.236cm" svg:y="12.4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3" draw:text-style-name="P1" draw:layer="layout" draw:line-skew="-4.811cm" svg:x1="8.812cm" svg:y1="12.795cm" svg:x2="8.812cm" svg:y2="3.064cm" draw:start-shape="id3" draw:start-glue-point="3" draw:end-shape="id1" svg:d="m8812 12795h-5312v-9731h53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NeoOffice/3.0$Unix OpenOffice.org_project/Patch 5</meta:generator>
    <meta:creation-date>2008-08-13T10:30:13</meta:creation-date>
    <dc:date>2009-07-10T15:09:32</dc:date>
    <meta:editing-cycles>3</meta:editing-cycles>
    <meta:editing-duration>PT00H28M20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true</math:mi>
              <math:mo math:stretchy="false">∧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true</math:mi>
        </math:mrow>
        <math:mo math:stretchy="false">)</math:mo>
      </math:mrow>
    </math:mrow>
    <math:annotation math:encoding="StarMath 5.0">@T("in"_1 = true and "in"_2 = true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false</math:mi>
              <math:mo math:stretchy="false">∧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false</math:mi>
        </math:mrow>
        <math:mo math:stretchy="false">)</math:mo>
      </math:mrow>
    </math:mrow>
    <math:annotation math:encoding="StarMath 5.0">@T("in"_1 = false and "in"_2 = false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 math:fontstyle="normal">:</math:mi>
        <math:mo math:stretchy="false">=</math:mo>
        <math:mi math:fontstyle="italic">true</math:mi>
      </math:mrow>
    </math:mrow>
    <math:annotation math:encoding="StarMath 5.0">"out"_1 := tru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 math:fontstyle="normal">:</math:mi>
        <math:mo math:stretchy="false">=</math:mo>
        <math:mi math:fontstyle="italic">false</math:mi>
      </math:mrow>
    </math:mrow>
    <math:annotation math:encoding="StarMath 5.0">"out"_1 := fals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start</math:mi>
        <math:mo math:stretchy="false">)</math:mo>
      </math:mrow>
    </math:mrow>
    <math:annotation math:encoding="StarMath 5.0">"rung"_1 (star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end</math:mi>
        <math:mo math:stretchy="false">)</math:mo>
      </math:mrow>
    </math:mrow>
    <math:annotation math:encoding="StarMath 5.0">"rung"_1 (end)</math:annotation>
  </math:semantics>
</math:math>
</file>